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margin-left="-0.0075in" fo:margin-right="0in" fo:text-align="justify" style:justify-single-word="false" fo:text-indent="0in" style:auto-text-indent="false"/>
      <style:text-properties fo:font-size="16pt" fo:font-weight="bold" style:font-size-asian="16pt" style:font-weight-asian="bold" style:font-size-complex="16pt" style:font-weight-complex="bold"/>
    </style:style>
    <style:style style:name="P4" style:family="paragraph" style:parent-style-name="Standard">
      <style:paragraph-properties fo:margin-left="-0.0075in" fo:margin-right="0in" fo:text-align="justify" style:justify-single-word="false" fo:text-indent="0in" style:auto-text-indent="false"/>
    </style:style>
    <style:style style:name="P5" style:family="paragraph" style:parent-style-name="Standard">
      <style:paragraph-properties fo:margin-left="0in" fo:margin-right="0in" fo:text-align="justify" style:justify-single-word="false" fo:text-indent="0in" style:auto-text-indent="false"/>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align="justify" style:justify-single-word="false" fo:text-indent="0in" style:auto-text-indent="false"/>
      <style:text-properties fo:font-style="normal" style:font-style-asian="normal" style:font-style-complex="normal"/>
    </style:style>
    <style:style style:name="P8" style:family="paragraph" style:parent-style-name="Standard">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justify" style:justify-single-word="false" fo:text-indent="0in" style:auto-text-indent="false"/>
      <style:text-properties fo:font-weight="normal" style:font-weight-asian="normal" style:font-weight-complex="normal"/>
    </style:style>
    <style:style style:name="P10" style:family="paragraph" style:parent-style-name="Standard">
      <style:paragraph-properties fo:margin-left="0in" fo:margin-right="0in" fo:text-align="justify" style:justify-single-word="false" fo:text-indent="0in" style:auto-text-indent="false"/>
    </style:style>
    <style:style style:name="P11" style:family="paragraph" style:parent-style-name="Standard">
      <style:paragraph-properties fo:margin-left="0in" fo:margin-right="0in" fo:text-align="justify"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5"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7"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8"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19"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0"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1" style:family="paragraph" style:parent-style-name="Standard">
      <style:paragraph-properties fo:margin-left="0in" fo:margin-right="0in" fo:text-align="justify" style:justify-single-word="false" fo:text-indent="0in" style:auto-text-indent="false"/>
      <style:text-properties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2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2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26"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27"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font-name="Monospace" style:font-name-asian="Monospace" style:font-name-complex="Monospace"/>
    </style:style>
    <style:style style:name="T4" style:family="text">
      <style:text-properties fo:color="#000000" style:font-name="Monospace" fo:font-size="8pt" style:font-name-asian="Monospace" style:font-size-asian="8pt" style:font-name-complex="Monospace" style:font-size-complex="8pt"/>
    </style:style>
    <style:style style:name="T5" style:family="text">
      <style:text-properties fo:color="#000000" style:font-name="Monospace"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6"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7" style:family="text">
      <style:text-properties fo:color="#7f0055" fo:font-weight="bold" style:font-weight-asian="bold" style:font-weight-complex="bold"/>
    </style:style>
    <style:style style:name="T8" style:family="text">
      <style:text-properties fo:color="#7f0055" style:font-name="Monospace" fo:font-weight="bold" style:font-name-asian="Monospace" style:font-weight-asian="bold" style:font-name-complex="Monospace" style:font-weight-complex="bold"/>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Formula">
      <style:graphic-properties style:vertical-pos="middle" style:vertical-rel="text"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E P546 Data Mining - Spring 2007 - Project 2 </text:p>
      <text:p text:style-name="P1">Netflix Challenge</text:p>
      <text:p text:style-name="P2">Jeremy Calvert</text:p>
      <text:p text:style-name="P3"/>
      <text:p text:style-name="P4">I spent a lot of time worrying about how to store the data efficiently, on disk, so that tests could be run efficiently. <text:s/>Admittedly, this is a pretty standard mistake in software development: worrying about a non-issue. <text:s/>As the Netflix Challenge's README states, the data was kept to a size so that it could be loaded into memory, and we are dealing with roughly 1/33 that amount.</text:p>
      <text:p text:style-name="P4"/>
      <text:p text:style-name="P4">After hamming-and-hawing over that, and making the store reusable between runs, for a few days, I put together a simple in-memory storage (<text:span text:style-name="T2">MemStore</text:span>) that loads up at about 100,000 rows per second (30 seconds total). <text:s/>This provides, of course, much faster access times than can any disked-backed storage, even with the nice RAM caching, or so I'm told, provided by Sleepycat's JE embedded B-tree store.</text:p>
      <text:p text:style-name="P4"/>
      <text:p text:style-name="P5">While implementing the basic N-nearest neighbors algorithm, I noticed that the data and formulas are entirely symmetrical along the User and Movie dimensions, so I took some care to arrange the code so there was no duplication necessary if I wanted to substitute one dimension for the other. <text:s/>Hence, the basic implementation of <text:span text:style-name="T2">Predictor</text:span> (<text:span text:style-name="T2">NNPredictor</text:span>) may seem a bit complicated in its extensive use of the <text:span text:style-name="T6">enum</text:span><text:span text:style-name="T2"> EntityType</text:span>, but it was done so that my attempts at improvement could use a pair of instances of <text:s/><text:span text:style-name="T2">NNPredictor </text:span>that would only need to be instantiated with different EntityTypes passed to the constructor.</text:p>
      <text:p text:style-name="P5"/>
      <text:p text:style-name="P5">From here on, where we may be talking about a user or a movie (and don't care if it's one or the other), we'll refer to an <text:span text:style-name="T9">entity</text:span><text:span text:style-name="T10">.</text:span></text:p>
      <text:p text:style-name="P5"/>
      <text:p text:style-name="P5">Another early (post hamming-and-hawing) observation I made was that the bulk of the processing time was spent determining the N nearest neighbors. <text:s/>The rest of the calculations are relatively trivial. <text:s/></text:p>
      <text:p text:style-name="P9"/>
      <text:p text:style-name="P5">Computing the average rating for an entity is not particularly resource intensive, but there's no need to do it more than once, and it's used fairly often, so I wrapped the ratings per entity in a container that holds this average. <text:s/>Another slight optimization was made by ensuring the ratings per entity were sorted by the dual entity ID (done at the same time as computing and storing the average), so that the correlation between entities could be computed by walking the ratings in order of these IDs. <text:s text:c="2"/>I tried caching the correlations in an LRU cache. <text:s/>This turned out to be more expensive than it was worth, given that I didn't want to violate the symmetry of the data within my algorithms, and that the hit rate in such a cache, containing, say, the 1 million most recently accessed of<draw:frame draw:style-name="fr1" draw:name="Object2" text:anchor-type="as-char" svg:width="1.7925in" svg:height="0.2075in" draw:z-index="0"><draw:object xlink:href="./Object 2" xlink:type="simple" xlink:show="embed" xlink:actuate="onLoad"/><draw:image xlink:href="./ObjectReplacements/Object 2" xlink:type="simple" xlink:show="embed" xlink:actuate="onLoad"/></draw:frame>correlations was quite low.</text:p>
      <text:p text:style-name="P5"/>
      <text:p text:style-name="P5">Since the most expensive calculation is determining the N nearest neighbors, and cost of computing these is largely independent of the value of N, I made the signature method of <text:s/><text:span text:style-name="T2">Predictor</text:span></text:p>
      <text:p text:style-name="P5"><text:span text:style-name="T2"/></text:p>
      <text:p text:style-name="P6"><text:span text:style-name="T6">public</text:span><text:span text:style-name="T2"> </text:span><text:span text:style-name="T6">abstract</text:span><text:span text:style-name="T2"> </text:span><text:span text:style-name="T6">float</text:span><text:span text:style-name="T2">[] predict(</text:span><text:span text:style-name="T6">int</text:span><text:span text:style-name="T2"> userId, </text:span><text:span text:style-name="T6">int</text:span><text:span text:style-name="T2"> movieId)</text:span> </text:p>
      <text:p text:style-name="P5"/>
      <text:p text:style-name="P5">return an array of predictions, one each for N equal to 1...M for some upper bound M (I chose 64). <text:s text:c="2"/>This way, for the same cost, I could test 64 nearest neighbor algorithms at once.</text:p>
      <text:p text:style-name="P5"/>
      <text:p text:style-name="P5">Next, I thought about some meaningful way to combine the scores obtained in each dimension. <text:s/>Initially I considered combining nearest entities by modifying the basic score calculation. <text:s/>There may yet be a meaningful and fruitful way to do this. <text:s/>So far, in my first attempts, the results have been worse than baseline. <text:s/>The fact that the mean rating, which is specific to a given dimension, appears in the top level of the scoring formula, makes it seem like combining at this level is comparing apples-to-oranges. <text:s text:c="3"/>So instead, I wrote <text:span text:style-name="T2">DualNNPredictor </text:span><text:span text:style-name="T11">to compute the score independently along both dimensions, and then combine them with a weighted average, where the weight of each score is the normalization factor used in the respective scoring calculations. <text:s/>The best RMSE yielded by this was 0.8663, for N = 38, 39, and 41.</text:span></text:p>
      <text:p text:style-name="P7"/>
      <text:p text:style-name="P7">My next observation was that some entities had high correlation with others, but trivial co-occurrence. <text:s/>For example, if two users only rate one movie in common (outside of the movie who's rating we're trying to predict for the first user), and they each rate it one point away from their mean, they'll have the significant correlation of <draw:frame draw:style-name="fr1" draw:name="Object1" text:anchor-type="as-char" svg:width="0.2929in" svg:height="0.1839in" draw:z-index="1"><draw:object xlink:href="./Object 1" xlink:type="simple" xlink:show="embed" xlink:actuate="onLoad"/><draw:image xlink:href="./ObjectReplacements/Object 1" xlink:type="simple" xlink:show="embed" xlink:actuate="onLoad"/></draw:frame>. <text:s/>But clearly the second user isn't a very good predictor for the first (or vice versa). <text:s/>Rather than penalize a user - either as a correlate candidate, or for finding a correlate candidate - for rating a large number of movies with an inverse user frequency scaling, I opted to set a threshold for allowing a user to be a correlation candidate for another user. <text:s text:c="2"/>Initially, this threshold was set statically (by tweaking a constant, recompiling and rerunning). <text:s/>I tried threshold values of 4, 16, and 32. <text:s/>The values of the best RMSE for each were 0.8662, 0.8640, and 0.8580 respectively. <text:s text:c="2"/>The following is a graph of the dual predictor's RMSE with the various thresholds for Correlate candidacy based on Co-occurrence.</text:p>
      <text:p text:style-name="P7"/>
      <text:p text:style-name="P7"/>
      <text:p text:style-name="P7"/>
      <text:p text:style-name="P7"><draw:frame draw:style-name="fr2" draw:name="Object3" text:anchor-type="paragraph" svg:width="7.0839in" svg:height="4.2925in" draw:z-index="2"><draw:object xlink:href="./Object 3" xlink:type="simple" xlink:show="embed" xlink:actuate="onLoad"/><draw:image xlink:href="./ObjectReplacements/Object 3" xlink:type="simple" xlink:show="embed" xlink:actuate="onLoad"/></draw:frame></text:p>
      <text:p text:style-name="P8">In the implementation provided, I've made my first attempts at optimizing the choice of candidate for nearest neighbor based on co-occurrence count. <text:s/>Looking at the above distributions, one would be tempted to suspect that increasingly high thresholds would lead to even lower RMSEs, but this is very likely dependent on our particular choice of subset of the data provided.</text:p>
      <text:p text:style-name="P8"/>
      <text:p text:style-name="P8">It also stands to reason that the threshold should depend on the distribution of co-occurrence counts of an entity with its candidates. <text:s/>So, while neighbor nearness is measured by the correlation (equation 2 in the paper on which this project is based), the option of being considered as a neighbor is dependent on having relatively significant co-occurrence. <text:s/>The following code is how we establish this:</text:p>
      <text:p text:style-name="P21"><text:span text:style-name="T1"/></text:p>
      <text:p text:style-name="P21"><text:span text:style-name="T1"><text:tab/><text:tab/>Collections.sort(correlations, </text:span><text:span text:style-name="T7">new</text:span><text:span text:style-name="T1"> CountSort());</text:span></text:p>
      <text:p text:style-name="P12"><text:span text:style-name="T1"><text:tab/><text:tab/>TopCorrelators topCorrolators = </text:span><text:span text:style-name="T7">new</text:span><text:span text:style-name="T1"> TopCorrelators(numNeighbors,</text:span></text:p>
      <text:p text:style-name="P12"><text:span text:style-name="T1"><text:tab/><text:tab/><text:tab/><text:tab/></text:span><text:span text:style-name="T7">new</text:span><text:span text:style-name="T1"> WeightSort());</text:span></text:p>
      <text:p text:style-name="P12"><text:span text:style-name="T1"><text:tab/><text:tab/></text:span><text:span text:style-name="T7">for</text:span><text:span text:style-name="T1"> (Correlation correlation : correlations) {</text:span></text:p>
      <text:p text:style-name="P22"><text:tab/><text:tab/><text:tab/>totalCount += correlation.count;</text:p>
      <text:p text:style-name="P12"><text:span text:style-name="T1"><text:tab/><text:tab/><text:tab/></text:span><text:span text:style-name="T7">if</text:span><text:span text:style-name="T1"> (totalCount / correlations.size() &lt; correlation.count) {</text:span></text:p>
      <text:p text:style-name="P22"><text:tab/><text:tab/><text:tab/><text:tab/>topCorrolators.add(correlation);</text:p>
      <text:p text:style-name="P12"><text:span text:style-name="T1"><text:tab/><text:tab/><text:tab/>} </text:span><text:span text:style-name="T7">else</text:span><text:span text:style-name="T1"> { </text:span><text:span text:style-name="T7">break</text:span><text:span text:style-name="T1">; }</text:span></text:p>
      <text:p text:style-name="P22"><text:tab/><text:tab/>}</text:p>
      <text:p text:style-name="P26"><text:span text:style-name="T3"><text:tab/><text:tab/></text:span><text:span text:style-name="T8">return</text:span><text:span text:style-name="T3"> topCorrolators;</text:span></text:p>
      <text:p text:style-name="P26"><text:span text:style-name="T5"/></text:p>
      <text:p text:style-name="P8">The inequality in the test could be parameterized, so we might consider replacing</text:p>
      <text:p text:style-name="P12"><text:span text:style-name="T1"/></text:p>
      <text:p text:style-name="P12"><text:span text:style-name="T1"><text:tab/><text:tab/><text:tab/></text:span><text:span text:style-name="T7">if</text:span><text:span text:style-name="T1"> (totalCount / correlations.size() &lt; correlation.count) {</text:span></text:p>
      <text:p text:style-name="P8">with</text:p>
      <text:p text:style-name="P12"><text:span text:style-name="T1"/></text:p>
      <text:p text:style-name="P12"><text:span text:style-name="T1"><text:tab/><text:tab/><text:tab/></text:span><text:span text:style-name="T7">if</text:span><text:span text:style-name="T1"> (totalCount / correlations.size() &lt; alpha * correlation.count) {</text:span></text:p>
      <text:p text:style-name="P25"/>
      <text:p text:style-name="P8">for a variety of <text:span text:style-name="T4">alpha</text:span>s, and determining an optimal choice.</text:p>
      <text:p text:style-name="P8"/>
      <text:p text:style-name="P8">In summary, my modifications of the nearest neighbor algorithm have been quite simple, but have shown some promising improvements in RMSE. <text:s/>However, some of the literature (by Netflix Challenge participants) suggests that these approaches are untenable for the volume of data involved (100M samples rather than 3M), and it does seem that the run time for such an approach is <draw:frame draw:style-name="fr3" draw:name="Object4" text:anchor-type="as-char" svg:width="0.5535in" svg:height="0.2134in" draw:z-index="3"><draw:object xlink:href="./Object 4" xlink:type="simple" xlink:show="embed" xlink:actuate="onLoad"/><draw:image xlink:href="./ObjectReplacements/Object 4" xlink:type="simple" xlink:show="embed" xlink:actuate="onLoad"/></draw:frame>, meaning my run times of ~3 hours for 3M samples could translate to ~136 days. <text:s/>Or worse yet, going from 1,821 movies and 28,978 users to 17,770 movies and 480,189 users could take <draw:frame draw:style-name="fr3" draw:name="Object5" text:anchor-type="as-char" svg:width="2.2835in" svg:height="0.4327in" draw:z-index="4"><draw:object xlink:href="./Object 5" xlink:type="simple" xlink:show="embed" xlink:actuate="onLoad"/><draw:image xlink:href="./ObjectReplacements/Object 5" xlink:type="simple" xlink:show="embed" xlink:actuate="onLoad"/></draw:frame>times as long, or about 8.4 years! <text:s/>Nonetheless, it would be interesting to instrument how long correlation computations take for a dataset of that size, and see if there may be some way to make such an approach tenable.</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jeremyc</meta:initial-creator>
    <meta:creation-date>2007-04-27T22:16:51</meta:creation-date>
    <dc:creator>Jeremy Calvert</dc:creator>
    <dc:date>2007-05-23T15:39:43</dc:date>
    <dc:language>en-US</dc:language>
    <meta:editing-cycles>31</meta:editing-cycles>
    <meta:editing-duration>P2DT19H24M6S</meta:editing-duration>
    <meta:user-defined meta:name="Info 1"/>
    <meta:user-defined meta:name="Info 2"/>
    <meta:user-defined meta:name="Info 3"/>
    <meta:user-defined meta:name="Info 4"/>
    <meta:document-statistic meta:table-count="0" meta:image-count="0" meta:object-count="5" meta:page-count="3" meta:paragraph-count="32" meta:word-count="1167" meta:character-count="7146"/>
  </office:meta>
</office:document-meta>
</file>

<file path=Object 1/content.xml><?xml version="1.0" encoding="utf-8"?>
<!DOCTYPE math  PUBLIC '-//OpenOffice.org//DTD Modified W3C MathML 1.01//EN'  'math.dtd'>
<math:math xmlns:math="http://www.w3.org/1998/Math/MathML">
  <math:semantics>
    <math:mrow>
      <math:mo math:stretchy="false">±</math:mo>
      <math:mn>1</math:mn>
    </math:mrow>
    <math:annotation math:encoding="StarMath 5.0">+-1 </math:annotation>
  </math:semantics>
</math:math>
</file>

<file path=Object 2/content.xml><?xml version="1.0" encoding="utf-8"?>
<!DOCTYPE math  PUBLIC '-//OpenOffice.org//DTD Modified W3C MathML 1.01//EN'  'math.dtd'>
<math:math xmlns:math="http://www.w3.org/1998/Math/MathML">
  <math:semantics>
    <math:mrow>
      <math:mrow>
        <math:msup>
          <math:mn>28978</math:mn>
          <math:mn>2</math:mn>
        </math:msup>
        <math:mo math:stretchy="false">+</math:mo>
        <math:msup>
          <math:mn>1821</math:mn>
          <math:mn>2</math:mn>
        </math:msup>
      </math:mrow>
      <math:mo math:stretchy="false">=</math:mo>
      <math:mrow>
        <math:mn>843</math:mn>
        <math:mo math:stretchy="false">∗</math:mo>
        <math:msup>
          <math:mn>10</math:mn>
          <math:mn>6</math:mn>
        </math:msup>
      </math:mrow>
    </math:mrow>
    <math:annotation math:encoding="StarMath 5.0">28978 ^ 2 + 1821 ^ 2 = 843 * 10^6</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number:number-style style:name="N106">
      <number:number number:decimal-places="4" number:min-integer-digits="1"/>
    </number:number-style>
    <style:style style:name="ch1" style:family="chart">
      <style:graphic-properties draw:stroke="none" draw:fill-color="#ffffff"/>
    </style:style>
    <style:style style:name="ch2" style:family="chart">
      <style:graphic-properties draw:fill="solid" draw:fill-color="#ffffff" draw:fill-image-width="0cm" draw:fill-image-height="0cm"/>
      <style:text-properties fo:font-family="Arial" style:font-family-generic="swiss" style:font-pitch="variable" fo:font-size="9.30000019073486pt" style:font-family-asian="'DejaVu Sans'" style:font-family-generic-asian="system" style:font-pitch-asian="variable" style:font-size-asian="9.30000019073486pt" style:font-family-complex="'DejaVu Sans'" style:font-family-generic-complex="system" style:font-pitch-complex="variable" style:font-size-complex="9.30000019073486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true" text:line-break="false" chart:label-arrangement="automatic" chart:visible="true" style:rotation-angle="270" style:direction="ltr"/>
      <style:graphic-properties draw:stroke="solid" svg:stroke-width="0cm" svg:stroke-color="#000000"/>
      <style:text-properties fo:font-family="Arial" style:font-family-generic="swiss" style:font-pitch="variable" fo:font-size="6.80000019073486pt" style:font-family-asian="'DejaVu Sans'" style:font-family-generic-asian="system" style:font-pitch-asian="variable" style:font-size-asian="11.6000003814697pt" style:font-family-complex="'DejaVu Sans'" style:font-family-generic-complex="system" style:font-pitch-complex="variable" style:font-size-complex="11.6000003814697pt"/>
    </style:style>
    <style:style style:name="ch5" style:family="chart">
      <style:chart-properties style:direction="ltr"/>
      <style:graphic-properties draw:stroke="none" draw:fill="none" draw:fill-color="#ffffff"/>
      <style:text-properties fo:font-family="Arial" style:font-family-generic="swiss" style:font-pitch="variable" fo:font-size="14pt" style:font-family-asian="'DejaVu Sans'" style:font-family-generic-asian="system" style:font-pitch-asian="variable" style:font-size-asian="14pt" style:font-family-complex="'DejaVu Sans'" style:font-family-generic-complex="system" style:font-pitch-complex="variable" style:font-size-complex="14pt"/>
    </style:style>
    <style:style style:name="ch6" style:family="chart" style:data-style-name="N106">
      <style:chart-properties chart:display-label="true" chart:tick-marks-major-inner="false" chart:tick-marks-major-outer="true" chart:tick-marks-minor-inner="false" chart:tick-marks-minor-outer="false" chart:logarithmic="false" chart:minimum="0.85" chart:maximum="0.875" chart:origin="0.85"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1.6000003814697pt" style:font-family-asian="'DejaVu Sans'" style:font-family-generic-asian="system" style:font-pitch-asian="variable" style:font-size-asian="11.6000003814697pt" style:font-family-complex="'DejaVu Sans'" style:font-family-generic-complex="system" style:font-pitch-complex="variable" style:font-size-complex="11.600000381469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svg:stroke-width="0cm" svg:stroke-color="#000000" draw:fill-color="#00ff00" draw:fill-image-width="0cm" draw:fill-image-height="0cm" dr3d:edge-rounding="5%" dr3d:backface-culling="disabled"/>
      <style:text-properties fo:font-family="Arial" style:font-family-generic="swiss" style:font-pitch="variable" fo:font-size="10pt" style:font-family-asian="'DejaVu Sans'" style:font-family-generic-asian="system" style:font-pitch-asian="variable" style:font-size-asian="10pt" style:font-family-complex="'DejaVu Sans'" style:font-family-generic-complex="system" style:font-pitch-complex="variable" style:font-size-complex="10pt"/>
    </style:style>
    <style:style style:name="ch8" style:family="chart">
      <style:graphic-properties dr3d:horizontal-segments="32" dr3d:edge-rounding="5%"/>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svg:stroke-width="0cm" svg:stroke-color="#000000" draw:fill-color="#ffff00" draw:fill-image-width="0cm" draw:fill-image-height="0cm" dr3d:edge-rounding="5%" dr3d:backface-culling="disabled"/>
      <style:text-properties fo:font-family="Arial" style:font-family-generic="swiss" style:font-pitch="variable" fo:font-size="10pt" style:font-family-asian="'DejaVu Sans'" style:font-family-generic-asian="system" style:font-pitch-asian="variable" style:font-size-asian="10pt" style:font-family-complex="'DejaVu Sans'" style:font-family-generic-complex="system" style:font-pitch-complex="variable" style:font-size-complex="10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svg:stroke-width="0cm" svg:stroke-color="#000000" draw:fill-color="#2300dc" draw:fill-image-width="0cm" draw:fill-image-height="0cm" dr3d:edge-rounding="5%" dr3d:backface-culling="disabled"/>
      <style:text-properties fo:font-family="Arial" style:font-family-generic="swiss" style:font-pitch="variable" fo:font-size="10pt" style:font-family-asian="'DejaVu Sans'" style:font-family-generic-asian="system" style:font-pitch-asian="variable" style:font-size-asian="10pt" style:font-family-complex="'DejaVu Sans'" style:font-family-generic-complex="system" style:font-pitch-complex="variable" style:font-size-complex="10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svg:stroke-width="0cm" svg:stroke-color="#000000" draw:fill-color="#dc2300" draw:fill-image-width="0cm" draw:fill-image-height="0cm" dr3d:edge-rounding="5%" dr3d:backface-culling="disabled"/>
      <style:text-properties fo:font-family="Arial" style:font-family-generic="swiss" style:font-pitch="variable" fo:font-size="10pt" style:font-family-asian="'DejaVu Sans'" style:font-family-generic-asian="system" style:font-pitch-asian="variable" style:font-size-asian="10pt" style:font-family-complex="'DejaVu Sans'" style:font-family-generic-complex="system" style:font-pitch-complex="variable" style:font-size-complex="10pt"/>
    </style:style>
    <style:style style:name="ch12"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none" svg:stroke-width="0cm" svg:stroke-color="#000000" draw:fill-color="#00b8ff" draw:fill-image-width="0cm" draw:fill-image-height="0cm" dr3d:edge-rounding="5%" dr3d:backface-culling="disabled"/>
      <style:text-properties fo:font-family="Arial" style:font-family-generic="swiss" style:font-pitch="variable" fo:font-size="10pt" style:font-family-asian="'DejaVu Sans'" style:font-family-generic-asian="system" style:font-pitch-asian="variable" style:font-size-asian="10pt" style:font-family-complex="'DejaVu Sans'" style:font-family-generic-complex="system" style:font-pitch-complex="variable" style:font-size-complex="10pt"/>
    </style:style>
    <style:style style:name="ch13" style:family="chart">
      <style:graphic-properties draw:stroke="none" draw:fill="none" draw:fill-color="#ffffff"/>
    </style:style>
    <style:style style:name="ch14" style:family="chart">
      <style:graphic-properties draw:stroke="none" draw:fill-color="#999999"/>
    </style:style>
  </office:automatic-styles>
  <office:body>
    <office:chart>
      <chart:chart svg:width="17.993cm" svg:height="10.902cm" chart:class="chart:bar" chart:style-name="ch1">
        <chart:legend chart:legend-position="end" svg:x="14.075cm" svg:y="0cm" chart:style-name="ch2"/>
        <chart:plot-area chart:style-name="ch3" table:cell-range-address="Sheet1.$A$1:.$AX$5" chart:data-source-has-labels="both" chart:table-number-list="0" svg:x="0.358cm" svg:y="0.203cm" svg:width="17.227cm" svg:height="10.481cm">
          <chart:axis chart:dimension="x" chart:name="primary-x" chart:style-name="ch4">
            <chart:title svg:x="8.455cm" svg:y="10.134cm" chart:style-name="ch5">
              <text:p>Num Neighbors</text:p>
            </chart:title>
            <chart:categories table:cell-range-address="local-table.A2:.A50"/>
          </chart:axis>
          <chart:axis chart:dimension="y" chart:name="primary-y" chart:style-name="ch6">
            <chart:title svg:x="0.358cm" svg:y="5.523cm" chart:style-name="ch5">
              <text:p>RMSE</text:p>
            </chart:title>
            <chart:grid chart:class="major"/>
          </chart:axis>
          <chart:series chart:style-name="ch7">
            <chart:data-point chart:style-name="ch8" chart:repeated="40"/>
            <chart:data-point chart:repeated="9"/>
          </chart:series>
          <chart:series chart:style-name="ch9">
            <chart:data-point chart:style-name="ch8" chart:repeated="39"/>
            <chart:data-point chart:repeated="10"/>
          </chart:series>
          <chart:series chart:style-name="ch10">
            <chart:data-point chart:style-name="ch8" chart:repeated="39"/>
            <chart:data-point chart:repeated="10"/>
          </chart:series>
          <chart:series chart:style-name="ch11">
            <chart:data-point chart:style-name="ch8" chart:repeated="39"/>
            <chart:data-point chart:repeated="10"/>
          </chart:series>
          <chart:series chart:style-name="ch12">
            <chart:data-point chart:repeated="49"/>
          </chart:series>
          <chart:wall chart:style-name="ch13"/>
          <chart:floor chart:style-name="ch14"/>
        </chart:plot-area>
        <table:table table:name="local-table">
          <table:table-header-columns>
            <table:table-column/>
          </table:table-header-columns>
          <table:table-columns>
            <table:table-column table:number-columns-repeated="49"/>
          </table:table-columns>
          <table:table-header-rows>
            <table:table-row>
              <table:table-cell>
                <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cell office:value-type="string">
                <text:p>29</text:p>
              </table:table-cell>
              <table:table-cell office:value-type="string">
                <text:p>30</text:p>
              </table:table-cell>
              <table:table-cell office:value-type="string">
                <text:p>31</text:p>
              </table:table-cell>
              <table:table-cell office:value-type="string">
                <text:p>32</text:p>
              </table:table-cell>
              <table:table-cell office:value-type="string">
                <text:p>33</text:p>
              </table:table-cell>
              <table:table-cell office:value-type="string">
                <text:p>34</text:p>
              </table:table-cell>
              <table:table-cell office:value-type="string">
                <text:p>35</text:p>
              </table:table-cell>
              <table:table-cell office:value-type="string">
                <text:p>36</text:p>
              </table:table-cell>
              <table:table-cell office:value-type="string">
                <text:p>37</text:p>
              </table:table-cell>
              <table:table-cell office:value-type="string">
                <text:p>38</text:p>
              </table:table-cell>
              <table:table-cell office:value-type="string">
                <text:p>39</text:p>
              </table:table-cell>
              <table:table-cell office:value-type="string">
                <text:p>40</text:p>
              </table:table-cell>
              <table:table-cell office:value-type="string">
                <text:p>41</text:p>
              </table:table-cell>
              <table:table-cell office:value-type="string">
                <text:p>42</text:p>
              </table:table-cell>
              <table:table-cell office:value-type="string">
                <text:p>43</text:p>
              </table:table-cell>
              <table:table-cell office:value-type="string">
                <text:p>44</text:p>
              </table:table-cell>
              <table:table-cell office:value-type="string">
                <text:p>45</text:p>
              </table:table-cell>
              <table:table-cell office:value-type="string">
                <text:p>46</text:p>
              </table:table-cell>
              <table:table-cell office:value-type="string">
                <text:p>47</text:p>
              </table:table-cell>
              <table:table-cell office:value-type="string">
                <text:p>48</text:p>
              </table:table-cell>
              <table:table-cell office:value-type="string">
                <text:p>49</text:p>
              </table:table-cell>
              <table:table-cell office:value-type="string">
                <text:p>50</text:p>
              </table:table-cell>
              <table:table-cell office:value-type="string">
                <text:p>51</text:p>
              </table:table-cell>
              <table:table-cell office:value-type="string">
                <text:p>52</text:p>
              </table:table-cell>
              <table:table-cell office:value-type="string">
                <text:p>53</text:p>
              </table:table-cell>
              <table:table-cell office:value-type="string">
                <text:p>54</text:p>
              </table:table-cell>
              <table:table-cell office:value-type="string">
                <text:p>55</text:p>
              </table:table-cell>
              <table:table-cell office:value-type="string">
                <text:p>56</text:p>
              </table:table-cell>
              <table:table-cell office:value-type="string">
                <text:p>57</text:p>
              </table:table-cell>
              <table:table-cell office:value-type="string">
                <text:p>58</text:p>
              </table:table-cell>
              <table:table-cell office:value-type="string">
                <text:p>59</text:p>
              </table:table-cell>
              <table:table-cell office:value-type="string">
                <text:p>60</text:p>
              </table:table-cell>
              <table:table-cell office:value-type="string">
                <text:p>61</text:p>
              </table:table-cell>
              <table:table-cell office:value-type="string">
                <text:p>62</text:p>
              </table:table-cell>
              <table:table-cell office:value-type="string">
                <text:p>63</text:p>
              </table:table-cell>
              <table:table-cell office:value-type="string">
                <text:p>64</text:p>
              </table:table-cell>
            </table:table-row>
          </table:table-header-rows>
          <table:table-rows>
            <table:table-row>
              <table:table-cell office:value-type="string">
                <text:p>No Threshold</text:p>
              </table:table-cell>
              <table:table-cell office:value-type="float" office:value="0.8723">
                <text:p>0.8723</text:p>
              </table:table-cell>
              <table:table-cell office:value-type="float" office:value="0.8714">
                <text:p>0.8714</text:p>
              </table:table-cell>
              <table:table-cell office:value-type="float" office:value="0.8707">
                <text:p>0.8707</text:p>
              </table:table-cell>
              <table:table-cell office:value-type="float" office:value="0.8701">
                <text:p>0.8701</text:p>
              </table:table-cell>
              <table:table-cell office:value-type="float" office:value="0.8698">
                <text:p>0.8698</text:p>
              </table:table-cell>
              <table:table-cell office:value-type="float" office:value="0.8694">
                <text:p>0.8694</text:p>
              </table:table-cell>
              <table:table-cell office:value-type="float" office:value="0.8687">
                <text:p>0.8687</text:p>
              </table:table-cell>
              <table:table-cell office:value-type="float" office:value="0.8684">
                <text:p>0.8684</text:p>
              </table:table-cell>
              <table:table-cell office:value-type="float" office:value="0.8682">
                <text:p>0.8682</text:p>
              </table:table-cell>
              <table:table-cell office:value-type="float" office:value="0.8679">
                <text:p>0.8679</text:p>
              </table:table-cell>
              <table:table-cell office:value-type="float" office:value="0.8675">
                <text:p>0.8675</text:p>
              </table:table-cell>
              <table:table-cell office:value-type="float" office:value="0.8674">
                <text:p>0.8674</text:p>
              </table:table-cell>
              <table:table-cell office:value-type="float" office:value="0.8671">
                <text:p>0.8671</text:p>
              </table:table-cell>
              <table:table-cell office:value-type="float" office:value="0.867">
                <text:p>0.867</text:p>
              </table:table-cell>
              <table:table-cell office:value-type="float" office:value="0.867">
                <text:p>0.867</text:p>
              </table:table-cell>
              <table:table-cell office:value-type="float" office:value="0.8668">
                <text:p>0.8668</text:p>
              </table:table-cell>
              <table:table-cell office:value-type="float" office:value="0.8667">
                <text:p>0.8667</text:p>
              </table:table-cell>
              <table:table-cell office:value-type="float" office:value="0.8667">
                <text:p>0.8667</text:p>
              </table:table-cell>
              <table:table-cell office:value-type="float" office:value="0.8665">
                <text:p>0.8665</text:p>
              </table:table-cell>
              <table:table-cell office:value-type="float" office:value="0.8665">
                <text:p>0.8665</text:p>
              </table:table-cell>
              <table:table-cell office:value-type="float" office:value="0.8665">
                <text:p>0.8665</text:p>
              </table:table-cell>
              <table:table-cell office:value-type="float" office:value="0.8664">
                <text:p>0.8664</text:p>
              </table:table-cell>
              <table:table-cell office:value-type="float" office:value="0.8663">
                <text:p>0.8663</text:p>
              </table:table-cell>
              <table:table-cell office:value-type="float" office:value="0.8663">
                <text:p>0.8663</text:p>
              </table:table-cell>
              <table:table-cell office:value-type="float" office:value="0.8664">
                <text:p>0.8664</text:p>
              </table:table-cell>
              <table:table-cell office:value-type="float" office:value="0.8663">
                <text:p>0.8663</text:p>
              </table:table-cell>
              <table:table-cell office:value-type="float" office:value="0.8664">
                <text:p>0.8664</text:p>
              </table:table-cell>
              <table:table-cell office:value-type="float" office:value="0.8664">
                <text:p>0.8664</text:p>
              </table:table-cell>
              <table:table-cell office:value-type="float" office:value="0.8665">
                <text:p>0.8665</text:p>
              </table:table-cell>
              <table:table-cell office:value-type="float" office:value="0.8665">
                <text:p>0.8665</text:p>
              </table:table-cell>
              <table:table-cell office:value-type="float" office:value="0.8665">
                <text:p>0.8665</text:p>
              </table:table-cell>
              <table:table-cell office:value-type="float" office:value="0.8665">
                <text:p>0.8665</text:p>
              </table:table-cell>
              <table:table-cell office:value-type="float" office:value="0.8664">
                <text:p>0.8664</text:p>
              </table:table-cell>
              <table:table-cell office:value-type="float" office:value="0.8664">
                <text:p>0.8664</text:p>
              </table:table-cell>
              <table:table-cell office:value-type="float" office:value="0.8664">
                <text:p>0.8664</text:p>
              </table:table-cell>
              <table:table-cell office:value-type="float" office:value="0.8664">
                <text:p>0.8664</text:p>
              </table:table-cell>
              <table:table-cell office:value-type="float" office:value="0.8664">
                <text:p>0.8664</text:p>
              </table:table-cell>
              <table:table-cell office:value-type="float" office:value="0.8665">
                <text:p>0.8665</text:p>
              </table:table-cell>
              <table:table-cell office:value-type="float" office:value="0.8665">
                <text:p>0.8665</text:p>
              </table:table-cell>
              <table:table-cell office:value-type="float" office:value="0.8664">
                <text:p>0.8664</text:p>
              </table:table-cell>
              <table:table-cell office:value-type="float" office:value="0.8664">
                <text:p>0.8664</text:p>
              </table:table-cell>
              <table:table-cell office:value-type="float" office:value="0.8664">
                <text:p>0.8664</text:p>
              </table:table-cell>
              <table:table-cell office:value-type="float" office:value="0.8665">
                <text:p>0.8665</text:p>
              </table:table-cell>
              <table:table-cell office:value-type="float" office:value="0.8666">
                <text:p>0.8666</text:p>
              </table:table-cell>
              <table:table-cell office:value-type="float" office:value="0.8666">
                <text:p>0.8666</text:p>
              </table:table-cell>
              <table:table-cell office:value-type="float" office:value="0.8667">
                <text:p>0.8667</text:p>
              </table:table-cell>
              <table:table-cell office:value-type="float" office:value="0.8667">
                <text:p>0.8667</text:p>
              </table:table-cell>
              <table:table-cell office:value-type="float" office:value="0.8667">
                <text:p>0.8667</text:p>
              </table:table-cell>
              <table:table-cell office:value-type="float" office:value="0.8667">
                <text:p>0.8667</text:p>
              </table:table-cell>
            </table:table-row>
            <table:table-row>
              <table:table-cell office:value-type="string">
                <text:p>Co-occurence &gt; 4</text:p>
              </table:table-cell>
              <table:table-cell office:value-type="float" office:value="0.8721">
                <text:p>0.8721</text:p>
              </table:table-cell>
              <table:table-cell office:value-type="float" office:value="0.8713">
                <text:p>0.8713</text:p>
              </table:table-cell>
              <table:table-cell office:value-type="float" office:value="0.8706">
                <text:p>0.8706</text:p>
              </table:table-cell>
              <table:table-cell office:value-type="float" office:value="0.87">
                <text:p>0.87</text:p>
              </table:table-cell>
              <table:table-cell office:value-type="float" office:value="0.8696">
                <text:p>0.8696</text:p>
              </table:table-cell>
              <table:table-cell office:value-type="float" office:value="0.8692">
                <text:p>0.8692</text:p>
              </table:table-cell>
              <table:table-cell office:value-type="float" office:value="0.8686">
                <text:p>0.8686</text:p>
              </table:table-cell>
              <table:table-cell office:value-type="float" office:value="0.8683">
                <text:p>0.8683</text:p>
              </table:table-cell>
              <table:table-cell office:value-type="float" office:value="0.868">
                <text:p>0.868</text:p>
              </table:table-cell>
              <table:table-cell office:value-type="float" office:value="0.8677">
                <text:p>0.8677</text:p>
              </table:table-cell>
              <table:table-cell office:value-type="float" office:value="0.8674">
                <text:p>0.8674</text:p>
              </table:table-cell>
              <table:table-cell office:value-type="float" office:value="0.8672">
                <text:p>0.8672</text:p>
              </table:table-cell>
              <table:table-cell office:value-type="float" office:value="0.867">
                <text:p>0.867</text:p>
              </table:table-cell>
              <table:table-cell office:value-type="float" office:value="0.8668">
                <text:p>0.8668</text:p>
              </table:table-cell>
              <table:table-cell office:value-type="float" office:value="0.8668">
                <text:p>0.8668</text:p>
              </table:table-cell>
              <table:table-cell office:value-type="float" office:value="0.8667">
                <text:p>0.8667</text:p>
              </table:table-cell>
              <table:table-cell office:value-type="float" office:value="0.8666">
                <text:p>0.8666</text:p>
              </table:table-cell>
              <table:table-cell office:value-type="float" office:value="0.8665">
                <text:p>0.8665</text:p>
              </table:table-cell>
              <table:table-cell office:value-type="float" office:value="0.8664">
                <text:p>0.8664</text:p>
              </table:table-cell>
              <table:table-cell office:value-type="float" office:value="0.8664">
                <text:p>0.8664</text:p>
              </table:table-cell>
              <table:table-cell office:value-type="float" office:value="0.8664">
                <text:p>0.8664</text:p>
              </table:table-cell>
              <table:table-cell office:value-type="float" office:value="0.8663">
                <text:p>0.8663</text:p>
              </table:table-cell>
              <table:table-cell office:value-type="float" office:value="0.8662">
                <text:p>0.8662</text:p>
              </table:table-cell>
              <table:table-cell office:value-type="float" office:value="0.8662">
                <text:p>0.8662</text:p>
              </table:table-cell>
              <table:table-cell office:value-type="float" office:value="0.8662">
                <text:p>0.8662</text:p>
              </table:table-cell>
              <table:table-cell office:value-type="float" office:value="0.8662">
                <text:p>0.8662</text:p>
              </table:table-cell>
              <table:table-cell office:value-type="float" office:value="0.8662">
                <text:p>0.8662</text:p>
              </table:table-cell>
              <table:table-cell office:value-type="float" office:value="0.8663">
                <text:p>0.8663</text:p>
              </table:table-cell>
              <table:table-cell office:value-type="float" office:value="0.8663">
                <text:p>0.8663</text:p>
              </table:table-cell>
              <table:table-cell office:value-type="float" office:value="0.8663">
                <text:p>0.8663</text:p>
              </table:table-cell>
              <table:table-cell office:value-type="float" office:value="0.8663">
                <text:p>0.8663</text:p>
              </table:table-cell>
              <table:table-cell office:value-type="float" office:value="0.8664">
                <text:p>0.8664</text:p>
              </table:table-cell>
              <table:table-cell office:value-type="float" office:value="0.8663">
                <text:p>0.8663</text:p>
              </table:table-cell>
              <table:table-cell office:value-type="float" office:value="0.8662">
                <text:p>0.8662</text:p>
              </table:table-cell>
              <table:table-cell office:value-type="float" office:value="0.8663">
                <text:p>0.8663</text:p>
              </table:table-cell>
              <table:table-cell office:value-type="float" office:value="0.8663">
                <text:p>0.8663</text:p>
              </table:table-cell>
              <table:table-cell office:value-type="float" office:value="0.8663">
                <text:p>0.8663</text:p>
              </table:table-cell>
              <table:table-cell office:value-type="float" office:value="0.8663">
                <text:p>0.8663</text:p>
              </table:table-cell>
              <table:table-cell office:value-type="float" office:value="0.8663">
                <text:p>0.8663</text:p>
              </table:table-cell>
              <table:table-cell office:value-type="float" office:value="0.8663">
                <text:p>0.8663</text:p>
              </table:table-cell>
              <table:table-cell office:value-type="float" office:value="0.8663">
                <text:p>0.8663</text:p>
              </table:table-cell>
              <table:table-cell office:value-type="float" office:value="0.8664">
                <text:p>0.8664</text:p>
              </table:table-cell>
              <table:table-cell office:value-type="float" office:value="0.8664">
                <text:p>0.8664</text:p>
              </table:table-cell>
              <table:table-cell office:value-type="float" office:value="0.8665">
                <text:p>0.8665</text:p>
              </table:table-cell>
              <table:table-cell office:value-type="float" office:value="0.8665">
                <text:p>0.8665</text:p>
              </table:table-cell>
              <table:table-cell office:value-type="float" office:value="0.8666">
                <text:p>0.8666</text:p>
              </table:table-cell>
              <table:table-cell office:value-type="float" office:value="0.8666">
                <text:p>0.8666</text:p>
              </table:table-cell>
              <table:table-cell office:value-type="float" office:value="0.8666">
                <text:p>0.8666</text:p>
              </table:table-cell>
              <table:table-cell office:value-type="float" office:value="0.8666">
                <text:p>0.8666</text:p>
              </table:table-cell>
            </table:table-row>
            <table:table-row>
              <table:table-cell office:value-type="string">
                <text:p>Co-occurence &gt; 16</text:p>
              </table:table-cell>
              <table:table-cell office:value-type="float" office:value="0.8684">
                <text:p>0.8684</text:p>
              </table:table-cell>
              <table:table-cell office:value-type="float" office:value="0.8677">
                <text:p>0.8677</text:p>
              </table:table-cell>
              <table:table-cell office:value-type="float" office:value="0.8671">
                <text:p>0.8671</text:p>
              </table:table-cell>
              <table:table-cell office:value-type="float" office:value="0.8667">
                <text:p>0.8667</text:p>
              </table:table-cell>
              <table:table-cell office:value-type="float" office:value="0.8663">
                <text:p>0.8663</text:p>
              </table:table-cell>
              <table:table-cell office:value-type="float" office:value="0.8659">
                <text:p>0.8659</text:p>
              </table:table-cell>
              <table:table-cell office:value-type="float" office:value="0.8655">
                <text:p>0.8655</text:p>
              </table:table-cell>
              <table:table-cell office:value-type="float" office:value="0.8653">
                <text:p>0.8653</text:p>
              </table:table-cell>
              <table:table-cell office:value-type="float" office:value="0.865">
                <text:p>0.865</text:p>
              </table:table-cell>
              <table:table-cell office:value-type="float" office:value="0.8649">
                <text:p>0.8649</text:p>
              </table:table-cell>
              <table:table-cell office:value-type="float" office:value="0.8646">
                <text:p>0.8646</text:p>
              </table:table-cell>
              <table:table-cell office:value-type="float" office:value="0.8646">
                <text:p>0.8646</text:p>
              </table:table-cell>
              <table:table-cell office:value-type="float" office:value="0.8644">
                <text:p>0.8644</text:p>
              </table:table-cell>
              <table:table-cell office:value-type="float" office:value="0.8643">
                <text:p>0.8643</text:p>
              </table:table-cell>
              <table:table-cell office:value-type="float" office:value="0.8643">
                <text:p>0.8643</text:p>
              </table:table-cell>
              <table:table-cell office:value-type="float" office:value="0.8643">
                <text:p>0.8643</text:p>
              </table:table-cell>
              <table:table-cell office:value-type="float" office:value="0.8642">
                <text:p>0.8642</text:p>
              </table:table-cell>
              <table:table-cell office:value-type="float" office:value="0.8642">
                <text:p>0.8642</text:p>
              </table:table-cell>
              <table:table-cell office:value-type="float" office:value="0.8641">
                <text:p>0.8641</text:p>
              </table:table-cell>
              <table:table-cell office:value-type="float" office:value="0.864">
                <text:p>0.864</text:p>
              </table:table-cell>
              <table:table-cell office:value-type="float" office:value="0.8641">
                <text:p>0.8641</text:p>
              </table:table-cell>
              <table:table-cell office:value-type="float" office:value="0.8641">
                <text:p>0.8641</text:p>
              </table:table-cell>
              <table:table-cell office:value-type="float" office:value="0.8641">
                <text:p>0.8641</text:p>
              </table:table-cell>
              <table:table-cell office:value-type="float" office:value="0.8641">
                <text:p>0.8641</text:p>
              </table:table-cell>
              <table:table-cell office:value-type="float" office:value="0.8641">
                <text:p>0.8641</text:p>
              </table:table-cell>
              <table:table-cell office:value-type="float" office:value="0.8642">
                <text:p>0.8642</text:p>
              </table:table-cell>
              <table:table-cell office:value-type="float" office:value="0.8643">
                <text:p>0.8643</text:p>
              </table:table-cell>
              <table:table-cell office:value-type="float" office:value="0.8643">
                <text:p>0.8643</text:p>
              </table:table-cell>
              <table:table-cell office:value-type="float" office:value="0.8644">
                <text:p>0.8644</text:p>
              </table:table-cell>
              <table:table-cell office:value-type="float" office:value="0.8644">
                <text:p>0.8644</text:p>
              </table:table-cell>
              <table:table-cell office:value-type="float" office:value="0.8644">
                <text:p>0.8644</text:p>
              </table:table-cell>
              <table:table-cell office:value-type="float" office:value="0.8645">
                <text:p>0.8645</text:p>
              </table:table-cell>
              <table:table-cell office:value-type="float" office:value="0.8646">
                <text:p>0.8646</text:p>
              </table:table-cell>
              <table:table-cell office:value-type="float" office:value="0.8646">
                <text:p>0.8646</text:p>
              </table:table-cell>
              <table:table-cell office:value-type="float" office:value="0.8646">
                <text:p>0.8646</text:p>
              </table:table-cell>
              <table:table-cell office:value-type="float" office:value="0.8647">
                <text:p>0.8647</text:p>
              </table:table-cell>
              <table:table-cell office:value-type="float" office:value="0.8647">
                <text:p>0.8647</text:p>
              </table:table-cell>
              <table:table-cell office:value-type="float" office:value="0.8648">
                <text:p>0.8648</text:p>
              </table:table-cell>
              <table:table-cell office:value-type="float" office:value="0.8648">
                <text:p>0.8648</text:p>
              </table:table-cell>
              <table:table-cell office:value-type="float" office:value="0.8648">
                <text:p>0.8648</text:p>
              </table:table-cell>
              <table:table-cell office:value-type="float" office:value="0.8648">
                <text:p>0.8648</text:p>
              </table:table-cell>
              <table:table-cell office:value-type="float" office:value="0.8649">
                <text:p>0.8649</text:p>
              </table:table-cell>
              <table:table-cell office:value-type="float" office:value="0.865">
                <text:p>0.865</text:p>
              </table:table-cell>
              <table:table-cell office:value-type="float" office:value="0.865">
                <text:p>0.865</text:p>
              </table:table-cell>
              <table:table-cell office:value-type="float" office:value="0.8651">
                <text:p>0.8651</text:p>
              </table:table-cell>
              <table:table-cell office:value-type="float" office:value="0.8652">
                <text:p>0.8652</text:p>
              </table:table-cell>
              <table:table-cell office:value-type="float" office:value="0.8652">
                <text:p>0.8652</text:p>
              </table:table-cell>
              <table:table-cell office:value-type="float" office:value="0.8653">
                <text:p>0.8653</text:p>
              </table:table-cell>
              <table:table-cell office:value-type="float" office:value="0.8654">
                <text:p>0.8654</text:p>
              </table:table-cell>
            </table:table-row>
            <table:table-row>
              <table:table-cell office:value-type="string">
                <text:p>Co-occurence &gt; 32</text:p>
              </table:table-cell>
              <table:table-cell office:value-type="float" office:value="0.8601">
                <text:p>0.8601</text:p>
              </table:table-cell>
              <table:table-cell office:value-type="float" office:value="0.8597">
                <text:p>0.8597</text:p>
              </table:table-cell>
              <table:table-cell office:value-type="float" office:value="0.8594">
                <text:p>0.8594</text:p>
              </table:table-cell>
              <table:table-cell office:value-type="float" office:value="0.8591">
                <text:p>0.8591</text:p>
              </table:table-cell>
              <table:table-cell office:value-type="float" office:value="0.8587">
                <text:p>0.8587</text:p>
              </table:table-cell>
              <table:table-cell office:value-type="float" office:value="0.8587">
                <text:p>0.8587</text:p>
              </table:table-cell>
              <table:table-cell office:value-type="float" office:value="0.8587">
                <text:p>0.8587</text:p>
              </table:table-cell>
              <table:table-cell office:value-type="float" office:value="0.8585">
                <text:p>0.8585</text:p>
              </table:table-cell>
              <table:table-cell office:value-type="float" office:value="0.8583">
                <text:p>0.8583</text:p>
              </table:table-cell>
              <table:table-cell office:value-type="float" office:value="0.8582">
                <text:p>0.8582</text:p>
              </table:table-cell>
              <table:table-cell office:value-type="float" office:value="0.8582">
                <text:p>0.8582</text:p>
              </table:table-cell>
              <table:table-cell office:value-type="float" office:value="0.8582">
                <text:p>0.8582</text:p>
              </table:table-cell>
              <table:table-cell office:value-type="float" office:value="0.858">
                <text:p>0.858</text:p>
              </table:table-cell>
              <table:table-cell office:value-type="float" office:value="0.8581">
                <text:p>0.8581</text:p>
              </table:table-cell>
              <table:table-cell office:value-type="float" office:value="0.858">
                <text:p>0.858</text:p>
              </table:table-cell>
              <table:table-cell office:value-type="float" office:value="0.858">
                <text:p>0.858</text:p>
              </table:table-cell>
              <table:table-cell office:value-type="float" office:value="0.8581">
                <text:p>0.8581</text:p>
              </table:table-cell>
              <table:table-cell office:value-type="float" office:value="0.8583">
                <text:p>0.8583</text:p>
              </table:table-cell>
              <table:table-cell office:value-type="float" office:value="0.8583">
                <text:p>0.8583</text:p>
              </table:table-cell>
              <table:table-cell office:value-type="float" office:value="0.8584">
                <text:p>0.8584</text:p>
              </table:table-cell>
              <table:table-cell office:value-type="float" office:value="0.8584">
                <text:p>0.8584</text:p>
              </table:table-cell>
              <table:table-cell office:value-type="float" office:value="0.8586">
                <text:p>0.8586</text:p>
              </table:table-cell>
              <table:table-cell office:value-type="float" office:value="0.8587">
                <text:p>0.8587</text:p>
              </table:table-cell>
              <table:table-cell office:value-type="float" office:value="0.8588">
                <text:p>0.8588</text:p>
              </table:table-cell>
              <table:table-cell office:value-type="float" office:value="0.8589">
                <text:p>0.8589</text:p>
              </table:table-cell>
              <table:table-cell office:value-type="float" office:value="0.8589">
                <text:p>0.8589</text:p>
              </table:table-cell>
              <table:table-cell office:value-type="float" office:value="0.8592">
                <text:p>0.8592</text:p>
              </table:table-cell>
              <table:table-cell office:value-type="float" office:value="0.8595">
                <text:p>0.8595</text:p>
              </table:table-cell>
              <table:table-cell office:value-type="float" office:value="0.8597">
                <text:p>0.8597</text:p>
              </table:table-cell>
              <table:table-cell office:value-type="float" office:value="0.8599">
                <text:p>0.8599</text:p>
              </table:table-cell>
              <table:table-cell office:value-type="float" office:value="0.86">
                <text:p>0.86</text:p>
              </table:table-cell>
              <table:table-cell office:value-type="float" office:value="0.8602">
                <text:p>0.8602</text:p>
              </table:table-cell>
              <table:table-cell office:value-type="float" office:value="0.8604">
                <text:p>0.8604</text:p>
              </table:table-cell>
              <table:table-cell office:value-type="float" office:value="0.8606">
                <text:p>0.8606</text:p>
              </table:table-cell>
              <table:table-cell office:value-type="float" office:value="0.8608">
                <text:p>0.8608</text:p>
              </table:table-cell>
              <table:table-cell office:value-type="float" office:value="0.8608">
                <text:p>0.8608</text:p>
              </table:table-cell>
              <table:table-cell office:value-type="float" office:value="0.861">
                <text:p>0.861</text:p>
              </table:table-cell>
              <table:table-cell office:value-type="float" office:value="0.8611">
                <text:p>0.8611</text:p>
              </table:table-cell>
              <table:table-cell office:value-type="float" office:value="0.8613">
                <text:p>0.8613</text:p>
              </table:table-cell>
              <table:table-cell office:value-type="float" office:value="0.8614">
                <text:p>0.8614</text:p>
              </table:table-cell>
              <table:table-cell office:value-type="float" office:value="0.8615">
                <text:p>0.8615</text:p>
              </table:table-cell>
              <table:table-cell office:value-type="float" office:value="0.8617">
                <text:p>0.8617</text:p>
              </table:table-cell>
              <table:table-cell office:value-type="float" office:value="0.8619">
                <text:p>0.8619</text:p>
              </table:table-cell>
              <table:table-cell office:value-type="float" office:value="0.8621">
                <text:p>0.8621</text:p>
              </table:table-cell>
              <table:table-cell office:value-type="float" office:value="0.8623">
                <text:p>0.8623</text:p>
              </table:table-cell>
              <table:table-cell office:value-type="float" office:value="0.8624">
                <text:p>0.8624</text:p>
              </table:table-cell>
              <table:table-cell office:value-type="float" office:value="0.8625">
                <text:p>0.8625</text:p>
              </table:table-cell>
              <table:table-cell office:value-type="float" office:value="0.8627">
                <text:p>0.8627</text:p>
              </table:table-cell>
              <table:table-cell office:value-type="float" office:value="0.8629">
                <text:p>0.8629</text:p>
              </table:table-cell>
            </table:table-row>
            <table:table-row>
              <table:table-cell office:value-type="string">
                <text:p>Dynamic Cutoff</text:p>
              </table:table-cell>
              <table:table-cell office:value-type="float" office:value="0.8556">
                <text:p>0.8556</text:p>
              </table:table-cell>
              <table:table-cell office:value-type="float" office:value="0.8552">
                <text:p>0.8552</text:p>
              </table:table-cell>
              <table:table-cell office:value-type="float" office:value="0.8553">
                <text:p>0.8553</text:p>
              </table:table-cell>
              <table:table-cell office:value-type="float" office:value="0.8553">
                <text:p>0.8553</text:p>
              </table:table-cell>
              <table:table-cell office:value-type="float" office:value="0.8554">
                <text:p>0.8554</text:p>
              </table:table-cell>
              <table:table-cell office:value-type="float" office:value="0.8552">
                <text:p>0.8552</text:p>
              </table:table-cell>
              <table:table-cell office:value-type="float" office:value="0.8553">
                <text:p>0.8553</text:p>
              </table:table-cell>
              <table:table-cell office:value-type="float" office:value="0.8552">
                <text:p>0.8552</text:p>
              </table:table-cell>
              <table:table-cell office:value-type="float" office:value="0.8552">
                <text:p>0.8552</text:p>
              </table:table-cell>
              <table:table-cell office:value-type="float" office:value="0.8552">
                <text:p>0.8552</text:p>
              </table:table-cell>
              <table:table-cell office:value-type="float" office:value="0.8551">
                <text:p>0.8551</text:p>
              </table:table-cell>
              <table:table-cell office:value-type="float" office:value="0.8552">
                <text:p>0.8552</text:p>
              </table:table-cell>
              <table:table-cell office:value-type="float" office:value="0.8552">
                <text:p>0.8552</text:p>
              </table:table-cell>
              <table:table-cell office:value-type="float" office:value="0.8551">
                <text:p>0.8551</text:p>
              </table:table-cell>
              <table:table-cell office:value-type="float" office:value="0.8552">
                <text:p>0.8552</text:p>
              </table:table-cell>
              <table:table-cell office:value-type="float" office:value="0.8553">
                <text:p>0.8553</text:p>
              </table:table-cell>
              <table:table-cell office:value-type="float" office:value="0.8554">
                <text:p>0.8554</text:p>
              </table:table-cell>
              <table:table-cell office:value-type="float" office:value="0.8555">
                <text:p>0.8555</text:p>
              </table:table-cell>
              <table:table-cell office:value-type="float" office:value="0.8556">
                <text:p>0.8556</text:p>
              </table:table-cell>
              <table:table-cell office:value-type="float" office:value="0.8558">
                <text:p>0.8558</text:p>
              </table:table-cell>
              <table:table-cell office:value-type="float" office:value="0.856">
                <text:p>0.856</text:p>
              </table:table-cell>
              <table:table-cell office:value-type="float" office:value="0.856">
                <text:p>0.856</text:p>
              </table:table-cell>
              <table:table-cell office:value-type="float" office:value="0.8561">
                <text:p>0.8561</text:p>
              </table:table-cell>
              <table:table-cell office:value-type="float" office:value="0.8563">
                <text:p>0.8563</text:p>
              </table:table-cell>
              <table:table-cell office:value-type="float" office:value="0.8564">
                <text:p>0.8564</text:p>
              </table:table-cell>
              <table:table-cell office:value-type="float" office:value="0.8567">
                <text:p>0.8567</text:p>
              </table:table-cell>
              <table:table-cell office:value-type="float" office:value="0.8569">
                <text:p>0.8569</text:p>
              </table:table-cell>
              <table:table-cell office:value-type="float" office:value="0.8571">
                <text:p>0.8571</text:p>
              </table:table-cell>
              <table:table-cell office:value-type="float" office:value="0.8576">
                <text:p>0.8576</text:p>
              </table:table-cell>
              <table:table-cell office:value-type="float" office:value="0.8579">
                <text:p>0.8579</text:p>
              </table:table-cell>
              <table:table-cell office:value-type="float" office:value="0.8581">
                <text:p>0.8581</text:p>
              </table:table-cell>
              <table:table-cell office:value-type="float" office:value="0.8583">
                <text:p>0.8583</text:p>
              </table:table-cell>
              <table:table-cell office:value-type="float" office:value="0.8585">
                <text:p>0.8585</text:p>
              </table:table-cell>
              <table:table-cell office:value-type="float" office:value="0.8583">
                <text:p>0.8583</text:p>
              </table:table-cell>
              <table:table-cell office:value-type="float" office:value="0.8585">
                <text:p>0.8585</text:p>
              </table:table-cell>
              <table:table-cell office:value-type="float" office:value="0.8586">
                <text:p>0.8586</text:p>
              </table:table-cell>
              <table:table-cell office:value-type="float" office:value="0.8588">
                <text:p>0.8588</text:p>
              </table:table-cell>
              <table:table-cell office:value-type="float" office:value="0.8589">
                <text:p>0.8589</text:p>
              </table:table-cell>
              <table:table-cell office:value-type="float" office:value="0.859">
                <text:p>0.859</text:p>
              </table:table-cell>
              <table:table-cell office:value-type="float" office:value="0.8592">
                <text:p>0.8592</text:p>
              </table:table-cell>
              <table:table-cell office:value-type="float" office:value="0.8594">
                <text:p>0.8594</text:p>
              </table:table-cell>
              <table:table-cell office:value-type="float" office:value="0.8597">
                <text:p>0.8597</text:p>
              </table:table-cell>
              <table:table-cell office:value-type="float" office:value="0.8599">
                <text:p>0.8599</text:p>
              </table:table-cell>
              <table:table-cell office:value-type="float" office:value="0.8601">
                <text:p>0.8601</text:p>
              </table:table-cell>
              <table:table-cell office:value-type="float" office:value="0.8602">
                <text:p>0.8602</text:p>
              </table:table-cell>
              <table:table-cell office:value-type="float" office:value="0.8603">
                <text:p>0.8603</text:p>
              </table:table-cell>
              <table:table-cell office:value-type="float" office:value="0.8605">
                <text:p>0.8605</text:p>
              </table:table-cell>
              <table:table-cell office:value-type="float" office:value="0.8606">
                <text:p>0.8606</text:p>
              </table:table-cell>
              <table:table-cell office:value-type="float" office:value="0.8606">
                <text:p>0.8606</text:p>
              </table:table-cell>
            </table:table-row>
          </table:table-rows>
        </table:table>
      </chart:chart>
    </office:char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DOCTYPE math  PUBLIC '-//OpenOffice.org//DTD Modified W3C MathML 1.01//EN'  'math.dtd'>
<math:math xmlns:math="http://www.w3.org/1998/Math/MathML">
  <math:semantics>
    <math:mrow>
      <math:mi>O</math:mi>
      <math:mrow>
        <math:mo math:stretchy="false">(</math:mo>
        <math:msup>
          <math:mi>N</math:mi>
          <math:mn>2</math:mn>
        </math:msup>
        <math:mo math:stretchy="false">)</math:mo>
      </math:mrow>
    </math:mrow>
    <math:annotation math:encoding="StarMath 5.0">O(N^2)</math:annotation>
  </math:semantics>
</math:math>
</file>

<file path=Object 5/content.xml><?xml version="1.0" encoding="utf-8"?>
<!DOCTYPE math  PUBLIC '-//OpenOffice.org//DTD Modified W3C MathML 1.01//EN'  'math.dtd'>
<math:math xmlns:math="http://www.w3.org/1998/Math/MathML">
  <math:semantics>
    <math:mrow>
      <math:msup>
        <math:mrow>
          <math:mo math:stretchy="false">{</math:mo>
          <math:mfrac>
            <math:mrow>
              <math:mn>17770</math:mn>
              <math:mo math:stretchy="false">∗</math:mo>
              <math:mn>480189</math:mn>
            </math:mrow>
            <math:mrow>
              <math:mn>1821</math:mn>
              <math:mo math:stretchy="false">∗</math:mo>
              <math:mn>29978</math:mn>
            </math:mrow>
          </math:mfrac>
          <math:mo math:stretchy="false">}</math:mo>
        </math:mrow>
        <math:mn>2</math:mn>
      </math:msup>
      <math:mo math:stretchy="false">=</math:mo>
      <math:mn>24,432</math:mn>
    </math:mrow>
    <math:annotation math:encoding="StarMath 5.0">lbrace {{17770 * 480189} over {1821 * 29978}} rbrace  ^2 = 24,432</math:annotation>
  </math:semantics>
</math:math>
</file>